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3.069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Nimbus Sans L" fo:font-weight="bold" style:font-name-asian="DejaVuSans" style:font-weight-asian="bold" style:font-name-complex="Tahoma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s" table:style-name="ta1" table:print="false">
        <office:forms form:automatic-focus="false" form:apply-design-mode="false"/>
        <table:table-column table:style-name="co4" table:default-cell-style-name="ce1"/>
        <table:table-column table:style-name="co4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51" table:default-cell-style-name="ce2"/>
        <table:table-row table:style-name="ro1">
          <table:table-cell office:value-type="string">
            <text:p>Test</text:p>
          </table:table-cell>
          <table:table-cell table:style-name="ce1" office:value-type="string">
            <text:p>Compiled on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Num Object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Us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220a</text:p>
          </table:table-cell>
          <table:table-cell office:value-type="string">
            <text:p>Athlon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oad</text:p>
          </table:table-cell>
          <table:table-cell office:value-type="string">
            <text:p>Native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 table:number-rows-repeated="6552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r220k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Opter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1122">
            <text:p>26.11</text:p>
          </table:table-cell>
          <table:table-cell office:value-type="float" office:value="24.7172">
            <text:p>24.7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5981">
            <text:p>15.6</text:p>
          </table:table-cell>
          <table:table-cell office:value-type="float" office:value="11.9903">
            <text:p>11.99</text:p>
          </table:table-cell>
          <table:table-cell/>
          <table:table-cell>
            <draw:frame table:end-cell-address="br220k.N35" table:end-x="0.881cm" table:end-y="0.02cm" draw:z-index="0" draw:style-name="gr1" svg:width="20cm" svg:height="17.5cm" svg:x="1.204cm" svg:y="0.346cm">
              <draw:object draw:notify-on-update-of-ranges="br220k.A2:br220k.A38 br220k.B1:br220k.B1 br220k.B2:br220k.B38 br220k.C1:br220k.C1 br220k.C2:br220k.C3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702">
            <text:p>11.77</text:p>
          </table:table-cell>
          <table:table-cell office:value-type="float" office:value="7.79605">
            <text:p>7.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26">
            <text:p>10.25</text:p>
          </table:table-cell>
          <table:table-cell office:value-type="float" office:value="5.80904">
            <text:p>5.8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448">
            <text:p>9.02</text:p>
          </table:table-cell>
          <table:table-cell office:value-type="float" office:value="4.79017">
            <text:p>4.7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414">
            <text:p>8.54</text:p>
          </table:table-cell>
          <table:table-cell office:value-type="float" office:value="4.03345">
            <text:p>4.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5437">
            <text:p>7.35</text:p>
          </table:table-cell>
          <table:table-cell office:value-type="float" office:value="3.63498">
            <text:p>3.6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5627">
            <text:p>7.16</text:p>
          </table:table-cell>
          <table:table-cell office:value-type="float" office:value="3.17076">
            <text:p>3.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0965">
            <text:p>7.01</text:p>
          </table:table-cell>
          <table:table-cell office:value-type="float" office:value="2.88342">
            <text:p>2.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2643">
            <text:p>6.93</text:p>
          </table:table-cell>
          <table:table-cell office:value-type="float" office:value="2.60094">
            <text:p>2.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83184">
            <text:p>6.83</text:p>
          </table:table-cell>
          <table:table-cell office:value-type="float" office:value="2.38942">
            <text:p>2.3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5985">
            <text:p>6.76</text:p>
          </table:table-cell>
          <table:table-cell office:value-type="float" office:value="2.1694">
            <text:p>2.1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74602">
            <text:p>6.75</text:p>
          </table:table-cell>
          <table:table-cell office:value-type="float" office:value="1.98805">
            <text:p>1.9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73175">
            <text:p>6.73</text:p>
          </table:table-cell>
          <table:table-cell office:value-type="float" office:value="1.94434">
            <text:p>1.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71159">
            <text:p>6.71</text:p>
          </table:table-cell>
          <table:table-cell office:value-type="float" office:value="1.91918">
            <text:p>1.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8949">
            <text:p>6.69</text:p>
          </table:table-cell>
          <table:table-cell office:value-type="float" office:value="1.87649">
            <text:p>1.8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66346">
            <text:p>6.66</text:p>
          </table:table-cell>
          <table:table-cell office:value-type="float" office:value="1.86239">
            <text:p>1.8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542">
            <text:p>6.65</text:p>
          </table:table-cell>
          <table:table-cell office:value-type="float" office:value="1.75229">
            <text:p>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64826">
            <text:p>6.65</text:p>
          </table:table-cell>
          <table:table-cell office:value-type="float" office:value="1.70327">
            <text:p>1.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5798">
            <text:p>6.66</text:p>
          </table:table-cell>
          <table:table-cell office:value-type="float" office:value="1.6829">
            <text:p>1.6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66949">
            <text:p>6.67</text:p>
          </table:table-cell>
          <table:table-cell office:value-type="float" office:value="1.67869">
            <text:p>1.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68266">
            <text:p>6.68</text:p>
          </table:table-cell>
          <table:table-cell office:value-type="float" office:value="1.73352">
            <text:p>1.7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69213">
            <text:p>6.69</text:p>
          </table:table-cell>
          <table:table-cell office:value-type="float" office:value="1.59602">
            <text:p>1.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67912">
            <text:p>6.68</text:p>
          </table:table-cell>
          <table:table-cell office:value-type="float" office:value="1.63692">
            <text:p>1.6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63183">
            <text:p>6.63</text:p>
          </table:table-cell>
          <table:table-cell office:value-type="float" office:value="1.65199">
            <text:p>1.6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62361">
            <text:p>6.62</text:p>
          </table:table-cell>
          <table:table-cell office:value-type="float" office:value="1.57952">
            <text:p>1.5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65517">
            <text:p>6.66</text:p>
          </table:table-cell>
          <table:table-cell office:value-type="float" office:value="1.57282">
            <text:p>1.5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2944">
            <text:p>6.63</text:p>
          </table:table-cell>
          <table:table-cell office:value-type="float" office:value="1.57944">
            <text:p>1.5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6056">
            <text:p>6.61</text:p>
          </table:table-cell>
          <table:table-cell office:value-type="float" office:value="1.53206">
            <text:p>1.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1463">
            <text:p>6.61</text:p>
          </table:table-cell>
          <table:table-cell office:value-type="float" office:value="1.50785">
            <text:p>1.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3345">
            <text:p>6.63</text:p>
          </table:table-cell>
          <table:table-cell office:value-type="float" office:value="1.51353">
            <text:p>1.5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62607">
            <text:p>6.63</text:p>
          </table:table-cell>
          <table:table-cell office:value-type="float" office:value="1.51222">
            <text:p>1.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.62575">
            <text:p>6.63</text:p>
          </table:table-cell>
          <table:table-cell office:value-type="float" office:value="1.52218">
            <text:p>1.5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.62005">
            <text:p>6.62</text:p>
          </table:table-cell>
          <table:table-cell office:value-type="float" office:value="1.49715">
            <text:p>1.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62126">
            <text:p>6.62</text:p>
          </table:table-cell>
          <table:table-cell office:value-type="float" office:value="1.47197">
            <text:p>1.4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.59801">
            <text:p>6.6</text:p>
          </table:table-cell>
          <table:table-cell office:value-type="float" office:value="1.47855">
            <text:p>1.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.61688">
            <text:p>6.62</text:p>
          </table:table-cell>
          <table:table-cell office:value-type="float" office:value="1.46415">
            <text:p>1.46</text:p>
          </table:table-cell>
          <table:table-cell table:number-columns-repeated="2"/>
        </table:table-row>
      </table:table>
      <table:table table:name="br220k log2" table:style-name="ta1" table:print="false">
        <office:forms form:automatic-focus="false" form:apply-design-mode="false"/>
        <table:table-column table:style-name="co1" table:number-columns-repeated="25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Athlon -O3</text:p>
          </table:table-cell>
          <table:table-cell table:style-name="ce1" office:value-type="string">
            <text:p>Opteron</text:p>
          </table:table-cell>
          <table:table-cell table:style-name="ce1"/>
          <table:table-cell table:style-name="ce1">
            <draw:frame table:end-cell-address="'br220k log2'.L25" table:end-x="2.075cm" table:end-y="0.169cm" draw:z-index="0" draw:style-name="gr1" svg:width="15cm" svg:height="13.12cm" svg:x="0.624cm" svg:y="0.418cm">
              <draw:object draw:notify-on-update-of-ranges="'br220k log2'.A1:'br220k log2'.A1 'br220k log2'.A2:'br220k log2'.A14 'br220k log2'.B1:'br220k log2'.B1 'br220k log2'.B2:'br220k log2'.B14 'br220k log2'.C1:'br220k log2'.C1 'br220k log2'.C2:'br220k log2'.C14 'br220k log2'.D1:'br220k log2'.D1 'br220k log2'.D2:'br220k log2'.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0895">
            <text:p>26.09</text:p>
          </table:table-cell>
          <table:table-cell office:value-type="float" office:value="19.3453">
            <text:p>19.35</text:p>
          </table:table-cell>
          <table:table-cell office:value-type="float" office:value="27.0171">
            <text:p>27.02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4004">
            <text:p>15.4</text:p>
          </table:table-cell>
          <table:table-cell office:value-type="float" office:value="10.152">
            <text:p>10.15</text:p>
          </table:table-cell>
          <table:table-cell office:value-type="float" office:value="11.998">
            <text:p>12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006">
            <text:p>10.3</text:p>
          </table:table-cell>
          <table:table-cell office:value-type="float" office:value="5.48837">
            <text:p>5.49</text:p>
          </table:table-cell>
          <table:table-cell office:value-type="float" office:value="6.56486">
            <text:p>6.56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8729">
            <text:p>7.19</text:p>
          </table:table-cell>
          <table:table-cell office:value-type="float" office:value="3.75357">
            <text:p>3.75</text:p>
          </table:table-cell>
          <table:table-cell office:value-type="float" office:value="3.13161">
            <text:p>3.13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0418">
            <text:p>6.7</text:p>
          </table:table-cell>
          <table:table-cell office:value-type="float" office:value="3.09753">
            <text:p>3.1</text:p>
          </table:table-cell>
          <table:table-cell office:value-type="float" office:value="1.88787">
            <text:p>1.89</text:p>
          </table:table-cell>
          <table:table-cell table:number-columns-repeated="25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58621">
            <text:p>6.59</text:p>
          </table:table-cell>
          <table:table-cell office:value-type="float" office:value="3.05374">
            <text:p>3.05</text:p>
          </table:table-cell>
          <table:table-cell office:value-type="float" office:value="1.50371">
            <text:p>1.5</text:p>
          </table:table-cell>
          <table:table-cell table:number-columns-repeated="25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54327">
            <text:p>6.54</text:p>
          </table:table-cell>
          <table:table-cell office:value-type="float" office:value="2.98678">
            <text:p>2.99</text:p>
          </table:table-cell>
          <table:table-cell office:value-type="float" office:value="1.3589">
            <text:p>1.36</text:p>
          </table:table-cell>
          <table:table-cell table:number-columns-repeated="25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.54609">
            <text:p>6.55</text:p>
          </table:table-cell>
          <table:table-cell office:value-type="float" office:value="2.96084">
            <text:p>2.96</text:p>
          </table:table-cell>
          <table:table-cell office:value-type="float" office:value="1.33503">
            <text:p>1.34</text:p>
          </table:table-cell>
          <table:table-cell table:number-columns-repeated="25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.0684">
            <text:p>26.07</text:p>
          </table:table-cell>
          <table:table-cell office:value-type="float" office:value="19.1942">
            <text:p>19.19</text:p>
          </table:table-cell>
          <table:table-cell office:value-type="float" office:value="27.0922">
            <text:p>27.09</text:p>
          </table:table-cell>
          <table:table-cell table:number-columns-repeated="251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.9922">
            <text:p>25.99</text:p>
          </table:table-cell>
          <table:table-cell office:value-type="float" office:value="19.4491">
            <text:p>19.45</text:p>
          </table:table-cell>
          <table:table-cell office:value-type="float" office:value="26.7516">
            <text:p>26.75</text:p>
          </table:table-cell>
          <table:table-cell table:number-columns-repeated="251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.9437">
            <text:p>25.94</text:p>
          </table:table-cell>
          <table:table-cell office:value-type="float" office:value="19.3677">
            <text:p>19.37</text:p>
          </table:table-cell>
          <table:table-cell office:value-type="float" office:value="26.8375">
            <text:p>26.84</text:p>
          </table:table-cell>
          <table:table-cell table:number-columns-repeated="251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.9231">
            <text:p>25.92</text:p>
          </table:table-cell>
          <table:table-cell office:value-type="float" office:value="19.3758">
            <text:p>19.38</text:p>
          </table:table-cell>
          <table:table-cell office:value-type="float" office:value="26.9751">
            <text:p>26.98</text:p>
          </table:table-cell>
          <table:table-cell table:number-columns-repeated="251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6.0091">
            <text:p>26.01</text:p>
          </table:table-cell>
          <table:table-cell office:value-type="float" office:value="19.3457">
            <text:p>19.35</text:p>
          </table:table-cell>
          <table:table-cell office:value-type="float" office:value="26.93">
            <text:p>26.93</text:p>
          </table:table-cell>
          <table:table-cell table:number-columns-repeated="251"/>
        </table:table-row>
      </table:table>
      <table:table table:name="load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Run number</text:p>
          </table:table-cell>
          <table:table-cell table:style-name="ce1" office:value-type="string">
            <text:p>Athlon Load</text:p>
          </table:table-cell>
          <table:table-cell table:style-name="ce1" office:value-type="string">
            <text:p>Athlon Time</text:p>
          </table:table-cell>
          <table:table-cell table:style-name="ce1" office:value-type="string">
            <text:p>Athlon -O3 load</text:p>
          </table:table-cell>
          <table:table-cell table:style-name="ce1" office:value-type="string">
            <text:p>Athlon -O3 Time</text:p>
          </table:table-cell>
          <table:table-cell table:style-name="ce1">
            <draw:frame table:end-cell-address="load.M25" table:end-x="0.451cm" table:end-y="0.222cm" draw:z-index="0" draw:style-name="gr1" svg:width="15cm" svg:height="13.12cm" svg:x="1.258cm" svg:y="0.471cm">
              <draw:object draw:notify-on-update-of-ranges="load.A1:load.A1 load.A2:load.A14 load.B1:load.B1 load.B2:load.B14 load.C1:load.C1 load.C2:load.C14 load.D1:load.D1 load.D2:load.D14 load.E1:load.E1 load.E2:load.E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office:value-type="float" office:value="6.622">
            <text:p>6.62</text:p>
          </table:table-cell>
          <table:table-cell office:value-type="float" office:value="3.64">
            <text:p>3.64</text:p>
          </table:table-cell>
          <table:table-cell office:value-type="float" office:value="3.07868">
            <text:p>3.08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92">
            <text:p>8.92</text:p>
          </table:table-cell>
          <table:table-cell office:value-type="float" office:value="6.63325">
            <text:p>6.63</text:p>
          </table:table-cell>
          <table:table-cell office:value-type="float" office:value="5.46">
            <text:p>5.46</text:p>
          </table:table-cell>
          <table:table-cell office:value-type="float" office:value="3.09918">
            <text:p>3.1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57">
            <text:p>9.57</text:p>
          </table:table-cell>
          <table:table-cell office:value-type="float" office:value="6.62589">
            <text:p>6.63</text:p>
          </table:table-cell>
          <table:table-cell office:value-type="float" office:value="4.69">
            <text:p>4.69</text:p>
          </table:table-cell>
          <table:table-cell office:value-type="float" office:value="3.10228">
            <text:p>3.1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15">
            <text:p>10.15</text:p>
          </table:table-cell>
          <table:table-cell office:value-type="float" office:value="6.62863">
            <text:p>6.63</text:p>
          </table:table-cell>
          <table:table-cell office:value-type="float" office:value="6.28">
            <text:p>6.28</text:p>
          </table:table-cell>
          <table:table-cell office:value-type="float" office:value="3.09118">
            <text:p>3.09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2">
            <text:p>9.82</text:p>
          </table:table-cell>
          <table:table-cell office:value-type="float" office:value="6.63528">
            <text:p>6.64</text:p>
          </table:table-cell>
          <table:table-cell office:value-type="float" office:value="5.46">
            <text:p>5.46</text:p>
          </table:table-cell>
          <table:table-cell office:value-type="float" office:value="3.06633">
            <text:p>3.07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27">
            <text:p>10.27</text:p>
          </table:table-cell>
          <table:table-cell office:value-type="float" office:value="6.65095">
            <text:p>6.65</text:p>
          </table:table-cell>
          <table:table-cell office:value-type="float" office:value="6.08">
            <text:p>6.08</text:p>
          </table:table-cell>
          <table:table-cell office:value-type="float" office:value="3.08947">
            <text:p>3.09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2">
            <text:p>10.62</text:p>
          </table:table-cell>
          <table:table-cell office:value-type="float" office:value="6.64636">
            <text:p>6.65</text:p>
          </table:table-cell>
          <table:table-cell office:value-type="float" office:value="7.35">
            <text:p>7.35</text:p>
          </table:table-cell>
          <table:table-cell office:value-type="float" office:value="3.07626">
            <text:p>3.08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16">
            <text:p>10.16</text:p>
          </table:table-cell>
          <table:table-cell office:value-type="float" office:value="6.60671">
            <text:p>6.61</text:p>
          </table:table-cell>
          <table:table-cell office:value-type="float" office:value="6.3">
            <text:p>6.3</text:p>
          </table:table-cell>
          <table:table-cell office:value-type="float" office:value="3.07588">
            <text:p>3.08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8">
            <text:p>12.98</text:p>
          </table:table-cell>
          <table:table-cell office:value-type="float" office:value="6.62684">
            <text:p>6.63</text:p>
          </table:table-cell>
          <table:table-cell office:value-type="float" office:value="7.52">
            <text:p>7.52</text:p>
          </table:table-cell>
          <table:table-cell office:value-type="float" office:value="3.10579">
            <text:p>3.11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6.6469">
            <text:p>6.65</text:p>
          </table:table-cell>
          <table:table-cell office:value-type="float" office:value="6.44">
            <text:p>6.44</text:p>
          </table:table-cell>
          <table:table-cell office:value-type="float" office:value="3.08519">
            <text:p>3.09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4">
            <text:p>12.54</text:p>
          </table:table-cell>
          <table:table-cell office:value-type="float" office:value="6.59584">
            <text:p>6.6</text:p>
          </table:table-cell>
          <table:table-cell office:value-type="float" office:value="7.64">
            <text:p>7.64</text:p>
          </table:table-cell>
          <table:table-cell office:value-type="float" office:value="3.06938">
            <text:p>3.07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18">
            <text:p>14.18</text:p>
          </table:table-cell>
          <table:table-cell office:value-type="float" office:value="6.60713">
            <text:p>6.61</text:p>
          </table:table-cell>
          <table:table-cell office:value-type="float" office:value="6.09">
            <text:p>6.09</text:p>
          </table:table-cell>
          <table:table-cell office:value-type="float" office:value="3.07918">
            <text:p>3.08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23">
            <text:p>12.23</text:p>
          </table:table-cell>
          <table:table-cell office:value-type="float" office:value="6.62105">
            <text:p>6.62</text:p>
          </table:table-cell>
          <table:table-cell office:value-type="float" office:value="5.54">
            <text:p>5.54</text:p>
          </table:table-cell>
          <table:table-cell office:value-type="float" office:value="3.06989">
            <text:p>3.07</text:p>
          </table:table-cell>
          <table:table-cell table:number-columns-repeated="251"/>
        </table:table-row>
      </table:table>
      <table:table table:name="Timing64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.5094">
            <text:p>19.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2742">
            <text:p>14.2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276">
            <text:p>11.7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481">
            <text:p>10.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9602">
            <text:p>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5525">
            <text:p>8.6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954">
            <text:p>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1693">
            <text:p>8.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064">
            <text:p>8.17</text:p>
          </table:table-cell>
          <table:table-cell table:number-columns-repeated="2"/>
          <table:table-cell>
            <draw:frame table:end-cell-address="Timing64.L33" table:end-x="1.542cm" table:end-y="0.478cm" draw:z-index="0" draw:style-name="gr1" svg:width="15.623cm" svg:height="13.429cm" svg:x="1.726cm" svg:y="0.419cm">
              <draw:object draw:notify-on-update-of-ranges="Timing64.A1:Timing64.A64 Timing64.B1:Timing64.B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5468">
            <text:p>7.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9685">
            <text:p>8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4298">
            <text:p>7.7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923">
            <text:p>7.9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8325">
            <text:p>7.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6196">
            <text:p>7.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9992">
            <text:p>7.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48448">
            <text:p>7.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031">
            <text:p>7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68274">
            <text:p>7.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67548">
            <text:p>7.6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923">
            <text:p>7.8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1535">
            <text:p>7.8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1703">
            <text:p>7.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51567">
            <text:p>7.5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6746">
            <text:p>7.3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386">
            <text:p>7.3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35403">
            <text:p>7.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38334">
            <text:p>7.3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3806">
            <text:p>7.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33424">
            <text:p>7.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23462">
            <text:p>7.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54736">
            <text:p>7.5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33922">
            <text:p>7.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35879">
            <text:p>7.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49806">
            <text:p>7.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27893">
            <text:p>7.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32322">
            <text:p>7.3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4852">
            <text:p>7.1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1685">
            <text:p>7.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12908">
            <text:p>7.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0432">
            <text:p>7.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4241">
            <text:p>7.4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2952">
            <text:p>7.2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18853">
            <text:p>7.1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71">
            <text:p>7.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7476">
            <text:p>7.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18287">
            <text:p>7.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5069">
            <text:p>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11511">
            <text:p>7.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17888">
            <text:p>7.1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10951">
            <text:p>7.1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10708">
            <text:p>7.1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16264">
            <text:p>7.1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06891">
            <text:p>7.0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07942">
            <text:p>7.0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116">
            <text:p>7.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2364">
            <text:p>7.2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07641">
            <text:p>7.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19195">
            <text:p>7.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08975">
            <text:p>7.0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23771">
            <text:p>7.2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23129">
            <text:p>7.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10246">
            <text:p>7.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09683">
            <text:p>7.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5">15/05/2009</text:date>, <text:time>21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5T21:05:21</dc:date>
    <meta:editing-cycles>11</meta:editing-cycles>
    <meta:editing-duration>PT4H26M48S</meta:editing-duration>
    <meta:user-defined meta:name="Info 1"/>
    <meta:user-defined meta:name="Info 2"/>
    <meta:user-defined meta:name="Info 3"/>
    <meta:user-defined meta:name="Info 4"/>
    <meta:document-statistic meta:table-count="6" meta:cell-count="4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1.962cm" svg:y="5.4cm" chart:style-name="ch2"/>
        <chart:plot-area chart:style-name="ch3" table:cell-range-address="load.A1:load.E14" chart:data-source-has-labels="both" svg:x="0.3cm" svg:y="0.262cm" svg:width="11.362cm" svg:height="12.334cm">
          <chart:axis chart:dimension="x" chart:name="primary-x" chart:style-name="ch4">
            <chart:categories table:cell-range-address="load.A2:load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ad.B2:load.B14" chart:label-cell-address="load.B1:load.B1" chart:class="chart:line">
            <chart:data-point chart:repeated="13"/>
          </chart:series>
          <chart:series chart:style-name="ch7" chart:values-cell-range-address="load.C2:load.C14" chart:label-cell-address="load.C1:load.C1" chart:class="chart:line">
            <chart:data-point chart:repeated="13"/>
          </chart:series>
          <chart:series chart:style-name="ch8" chart:values-cell-range-address="load.D2:load.D14" chart:label-cell-address="load.D1:load.D1" chart:class="chart:line">
            <chart:data-point chart:repeated="13"/>
          </chart:series>
          <chart:series chart:style-name="ch9" chart:values-cell-range-address="load.E2:load.E14" chart:label-cell-address="load.E1:load.E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 Load</text:p>
              </table:table-cell>
              <table:table-cell office:value-type="string">
                <text:p>Athlon Time</text:p>
              </table:table-cell>
              <table:table-cell office:value-type="string">
                <text:p>Athlon -O3 load</text:p>
              </table:table-cell>
              <table:table-cell office:value-type="string">
                <text:p>Athlon -O3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6.622">
                <text:p>6.622</text:p>
              </table:table-cell>
              <table:table-cell office:value-type="float" office:value="3.64">
                <text:p>3.64</text:p>
              </table:table-cell>
              <table:table-cell office:value-type="float" office:value="3.07868">
                <text:p>3.078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2">
                <text:p>8.92</text:p>
              </table:table-cell>
              <table:table-cell office:value-type="float" office:value="6.63325">
                <text:p>6.63325</text:p>
              </table:table-cell>
              <table:table-cell office:value-type="float" office:value="5.46">
                <text:p>5.46</text:p>
              </table:table-cell>
              <table:table-cell office:value-type="float" office:value="3.09918">
                <text:p>3.0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7">
                <text:p>9.57</text:p>
              </table:table-cell>
              <table:table-cell office:value-type="float" office:value="6.62589">
                <text:p>6.62589</text:p>
              </table:table-cell>
              <table:table-cell office:value-type="float" office:value="4.69">
                <text:p>4.69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">
                <text:p>10.15</text:p>
              </table:table-cell>
              <table:table-cell office:value-type="float" office:value="6.62863">
                <text:p>6.62863</text:p>
              </table:table-cell>
              <table:table-cell office:value-type="float" office:value="6.28">
                <text:p>6.28</text:p>
              </table:table-cell>
              <table:table-cell office:value-type="float" office:value="3.09118">
                <text:p>3.09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2">
                <text:p>9.82</text:p>
              </table:table-cell>
              <table:table-cell office:value-type="float" office:value="6.63528">
                <text:p>6.63528</text:p>
              </table:table-cell>
              <table:table-cell office:value-type="float" office:value="5.46">
                <text:p>5.46</text:p>
              </table:table-cell>
              <table:table-cell office:value-type="float" office:value="3.06633">
                <text:p>3.06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7">
                <text:p>10.27</text:p>
              </table:table-cell>
              <table:table-cell office:value-type="float" office:value="6.65095">
                <text:p>6.65095</text:p>
              </table:table-cell>
              <table:table-cell office:value-type="float" office:value="6.08">
                <text:p>6.08</text:p>
              </table:table-cell>
              <table:table-cell office:value-type="float" office:value="3.08947">
                <text:p>3.08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2">
                <text:p>10.62</text:p>
              </table:table-cell>
              <table:table-cell office:value-type="float" office:value="6.64636">
                <text:p>6.64636</text:p>
              </table:table-cell>
              <table:table-cell office:value-type="float" office:value="7.35">
                <text:p>7.35</text:p>
              </table:table-cell>
              <table:table-cell office:value-type="float" office:value="3.07626">
                <text:p>3.07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6">
                <text:p>10.16</text:p>
              </table:table-cell>
              <table:table-cell office:value-type="float" office:value="6.60671">
                <text:p>6.60671</text:p>
              </table:table-cell>
              <table:table-cell office:value-type="float" office:value="6.3">
                <text:p>6.3</text:p>
              </table:table-cell>
              <table:table-cell office:value-type="float" office:value="3.07588">
                <text:p>3.07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8">
                <text:p>12.98</text:p>
              </table:table-cell>
              <table:table-cell office:value-type="float" office:value="6.62684">
                <text:p>6.62684</text:p>
              </table:table-cell>
              <table:table-cell office:value-type="float" office:value="7.52">
                <text:p>7.52</text:p>
              </table:table-cell>
              <table:table-cell office:value-type="float" office:value="3.10579">
                <text:p>3.10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3">
                <text:p>12.73</text:p>
              </table:table-cell>
              <table:table-cell office:value-type="float" office:value="6.6469">
                <text:p>6.6469</text:p>
              </table:table-cell>
              <table:table-cell office:value-type="float" office:value="6.44">
                <text:p>6.44</text:p>
              </table:table-cell>
              <table:table-cell office:value-type="float" office:value="3.08519">
                <text:p>3.0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4">
                <text:p>12.54</text:p>
              </table:table-cell>
              <table:table-cell office:value-type="float" office:value="6.59584">
                <text:p>6.59584</text:p>
              </table:table-cell>
              <table:table-cell office:value-type="float" office:value="7.64">
                <text:p>7.64</text:p>
              </table:table-cell>
              <table:table-cell office:value-type="float" office:value="3.06938">
                <text:p>3.06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8">
                <text:p>14.18</text:p>
              </table:table-cell>
              <table:table-cell office:value-type="float" office:value="6.60713">
                <text:p>6.60713</text:p>
              </table:table-cell>
              <table:table-cell office:value-type="float" office:value="6.09">
                <text:p>6.09</text:p>
              </table:table-cell>
              <table:table-cell office:value-type="float" office:value="3.07918">
                <text:p>3.07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3">
                <text:p>12.23</text:p>
              </table:table-cell>
              <table:table-cell office:value-type="float" office:value="6.62105">
                <text:p>6.62105</text:p>
              </table:table-cell>
              <table:table-cell office:value-type="float" office:value="5.54">
                <text:p>5.54</text:p>
              </table:table-cell>
              <table:table-cell office:value-type="float" office:value="3.06989">
                <text:p>3.06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2.676cm" svg:y="5.667cm" chart:style-name="ch2"/>
        <chart:plot-area chart:style-name="ch3" table:cell-range-address="'br220k log2'.A1:'br220k log2'.D14" chart:data-source-has-labels="both" svg:x="0.3cm" svg:y="0.262cm" svg:width="12.076cm" svg:height="12.334cm">
          <chart:axis chart:dimension="x" chart:name="primary-x" chart:style-name="ch4">
            <chart:categories table:cell-range-address="'br220k log2'.A2:'br220k log2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r220k log2'.B2:'br220k log2'.B14" chart:label-cell-address="'br220k log2'.B1:'br220k log2'.B1" chart:class="chart:line">
            <chart:data-point chart:repeated="13"/>
          </chart:series>
          <chart:series chart:style-name="ch7" chart:values-cell-range-address="'br220k log2'.C2:'br220k log2'.C14" chart:label-cell-address="'br220k log2'.C1:'br220k log2'.C1" chart:class="chart:line">
            <chart:data-point chart:repeated="13"/>
          </chart:series>
          <chart:series chart:style-name="ch8" chart:values-cell-range-address="'br220k log2'.D2:'br220k log2'.D14" chart:label-cell-address="'br220k log2'.D1:'br220k log2'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Athlon -O3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895">
                <text:p>26.0895</text:p>
              </table:table-cell>
              <table:table-cell office:value-type="float" office:value="19.3453">
                <text:p>19.3453</text:p>
              </table:table-cell>
              <table:table-cell office:value-type="float" office:value="27.0171">
                <text:p>27.01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004">
                <text:p>15.4004</text:p>
              </table:table-cell>
              <table:table-cell office:value-type="float" office:value="10.152">
                <text:p>10.152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006">
                <text:p>10.3006</text:p>
              </table:table-cell>
              <table:table-cell office:value-type="float" office:value="5.48837">
                <text:p>5.48837</text:p>
              </table:table-cell>
              <table:table-cell office:value-type="float" office:value="6.56486">
                <text:p>6.56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729">
                <text:p>7.18729</text:p>
              </table:table-cell>
              <table:table-cell office:value-type="float" office:value="3.75357">
                <text:p>3.75357</text:p>
              </table:table-cell>
              <table:table-cell office:value-type="float" office:value="3.13161">
                <text:p>3.1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0418">
                <text:p>6.70418</text:p>
              </table:table-cell>
              <table:table-cell office:value-type="float" office:value="3.09753">
                <text:p>3.09753</text:p>
              </table:table-cell>
              <table:table-cell office:value-type="float" office:value="1.88787">
                <text:p>1.8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8621">
                <text:p>6.58621</text:p>
              </table:table-cell>
              <table:table-cell office:value-type="float" office:value="3.05374">
                <text:p>3.05374</text:p>
              </table:table-cell>
              <table:table-cell office:value-type="float" office:value="1.50371">
                <text:p>1.50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4327">
                <text:p>6.54327</text:p>
              </table:table-cell>
              <table:table-cell office:value-type="float" office:value="2.98678">
                <text:p>2.98678</text:p>
              </table:table-cell>
              <table:table-cell office:value-type="float" office:value="1.3589">
                <text:p>1.3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4609">
                <text:p>6.54609</text:p>
              </table:table-cell>
              <table:table-cell office:value-type="float" office:value="2.96084">
                <text:p>2.96084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0684">
                <text:p>26.0684</text:p>
              </table:table-cell>
              <table:table-cell office:value-type="float" office:value="19.1942">
                <text:p>19.1942</text:p>
              </table:table-cell>
              <table:table-cell office:value-type="float" office:value="27.0922">
                <text:p>27.09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9922">
                <text:p>25.9922</text:p>
              </table:table-cell>
              <table:table-cell office:value-type="float" office:value="19.4491">
                <text:p>19.4491</text:p>
              </table:table-cell>
              <table:table-cell office:value-type="float" office:value="26.7516">
                <text:p>26.75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9437">
                <text:p>25.9437</text:p>
              </table:table-cell>
              <table:table-cell office:value-type="float" office:value="19.3677">
                <text:p>19.3677</text:p>
              </table:table-cell>
              <table:table-cell office:value-type="float" office:value="26.8375">
                <text:p>26.83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.9231">
                <text:p>25.9231</text:p>
              </table:table-cell>
              <table:table-cell office:value-type="float" office:value="19.3758">
                <text:p>19.3758</text:p>
              </table:table-cell>
              <table:table-cell office:value-type="float" office:value="26.9751">
                <text:p>26.97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6.0091">
                <text:p>26.0091</text:p>
              </table:table-cell>
              <table:table-cell office:value-type="float" office:value="19.3457">
                <text:p>19.3457</text:p>
              </table:table-cell>
              <table:table-cell office:value-type="float" office:value="26.93">
                <text:p>26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39cm" chart:style-name="ch2"/>
        <chart:plot-area chart:style-name="ch3" table:cell-range-address="Timing64.A1:Timing64.B64" chart:data-source-has-labels="column" svg:x="0.16cm" svg:y="0.14cm" svg:width="5.626cm" svg:height="6.578cm">
          <chart:axis chart:dimension="x" chart:name="primary-x" chart:style-name="ch4">
            <chart:categories table:cell-range-address="Timing64.A1:Timing64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64.B1:Timing6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5094">
                <text:p>19.5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276">
                <text:p>11.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481">
                <text:p>10.3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9602">
                <text:p>9.6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525">
                <text:p>8.6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954">
                <text:p>8.2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693">
                <text:p>8.2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064">
                <text:p>8.1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5468">
                <text:p>7.8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9685">
                <text:p>8.0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298">
                <text:p>7.74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6923">
                <text:p>7.9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325">
                <text:p>7.4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96">
                <text:p>7.46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9992">
                <text:p>7.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448">
                <text:p>7.48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31">
                <text:p>7.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274">
                <text:p>7.68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7548">
                <text:p>7.67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923">
                <text:p>7.8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1535">
                <text:p>7.8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1703">
                <text:p>7.4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1567">
                <text:p>7.5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746">
                <text:p>7.3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86">
                <text:p>7.3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5403">
                <text:p>7.3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334">
                <text:p>7.3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806">
                <text:p>7.3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3424">
                <text:p>7.3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462">
                <text:p>7.2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4736">
                <text:p>7.5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922">
                <text:p>7.3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879">
                <text:p>7.3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9806">
                <text:p>7.4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7893">
                <text:p>7.27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2322">
                <text:p>7.3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852">
                <text:p>7.14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685">
                <text:p>7.1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2908">
                <text:p>7.1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432">
                <text:p>7.2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4241">
                <text:p>7.44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952">
                <text:p>7.2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853">
                <text:p>7.18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3571">
                <text:p>7.2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476">
                <text:p>7.1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287">
                <text:p>7.1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069">
                <text:p>7.25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1511">
                <text:p>7.1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888">
                <text:p>7.17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0951">
                <text:p>7.10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0708">
                <text:p>7.10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6264">
                <text:p>7.16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06891">
                <text:p>7.06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07942">
                <text:p>7.0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9116">
                <text:p>7.1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2364">
                <text:p>7.22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641">
                <text:p>7.0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9195">
                <text:p>7.1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975">
                <text:p>7.08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3771">
                <text:p>7.23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129">
                <text:p>7.2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0246">
                <text:p>7.1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9683">
                <text:p>7.09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legend chart:legend-position="end" svg:x="17.893cm" svg:y="8.122cm" chart:style-name="ch2"/>
        <chart:plot-area chart:style-name="ch3" table:cell-range-address="br220k.A2:br220k.C38 br220k.B1:br220k.C38 br220k.A1:br220k.A1" chart:data-source-has-labels="both" svg:x="0.398cm" svg:y="0.348cm" svg:width="17.092cm" svg:height="16.449cm">
          <chart:axis chart:dimension="x" chart:name="primary-x" chart:style-name="ch4">
            <chart:categories table:cell-range-address="br220k.A2:br220k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220k.B2:br220k.B38" chart:label-cell-address="br220k.B1:br220k.B1" chart:class="chart:line">
            <chart:data-point chart:repeated="37"/>
          </chart:series>
          <chart:series chart:style-name="ch7" chart:values-cell-range-address="br220k.C2:br220k.C38" chart:label-cell-address="br220k.C1:br220k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122">
                <text:p>26.1122</text:p>
              </table:table-cell>
              <table:table-cell office:value-type="float" office:value="24.7172">
                <text:p>24.7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981">
                <text:p>15.5981</text:p>
              </table:table-cell>
              <table:table-cell office:value-type="float" office:value="11.9903">
                <text:p>11.9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02">
                <text:p>11.7702</text:p>
              </table:table-cell>
              <table:table-cell office:value-type="float" office:value="7.79605">
                <text:p>7.7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526">
                <text:p>10.2526</text:p>
              </table:table-cell>
              <table:table-cell office:value-type="float" office:value="5.80904">
                <text:p>5.8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2448">
                <text:p>9.02448</text:p>
              </table:table-cell>
              <table:table-cell office:value-type="float" office:value="4.79017">
                <text:p>4.79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14">
                <text:p>8.5414</text:p>
              </table:table-cell>
              <table:table-cell office:value-type="float" office:value="4.03345">
                <text:p>4.0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5437">
                <text:p>7.35437</text:p>
              </table:table-cell>
              <table:table-cell office:value-type="float" office:value="3.63498">
                <text:p>3.6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627">
                <text:p>7.15627</text:p>
              </table:table-cell>
              <table:table-cell office:value-type="float" office:value="3.17076">
                <text:p>3.1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965">
                <text:p>7.00965</text:p>
              </table:table-cell>
              <table:table-cell office:value-type="float" office:value="2.88342">
                <text:p>2.8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643">
                <text:p>6.92643</text:p>
              </table:table-cell>
              <table:table-cell office:value-type="float" office:value="2.60094">
                <text:p>2.60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3184">
                <text:p>6.83184</text:p>
              </table:table-cell>
              <table:table-cell office:value-type="float" office:value="2.38942">
                <text:p>2.3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985">
                <text:p>6.75985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4602">
                <text:p>6.74602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175">
                <text:p>6.73175</text:p>
              </table:table-cell>
              <table:table-cell office:value-type="float" office:value="1.94434">
                <text:p>1.94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1159">
                <text:p>6.711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8949">
                <text:p>6.68949</text:p>
              </table:table-cell>
              <table:table-cell office:value-type="float" office:value="1.87649">
                <text:p>1.8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346">
                <text:p>6.66346</text:p>
              </table:table-cell>
              <table:table-cell office:value-type="float" office:value="1.86239">
                <text:p>1.8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542">
                <text:p>6.6542</text:p>
              </table:table-cell>
              <table:table-cell office:value-type="float" office:value="1.75229">
                <text:p>1.75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826">
                <text:p>6.64826</text:p>
              </table:table-cell>
              <table:table-cell office:value-type="float" office:value="1.70327">
                <text:p>1.70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798">
                <text:p>6.65798</text:p>
              </table:table-cell>
              <table:table-cell office:value-type="float" office:value="1.6829">
                <text:p>1.6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949">
                <text:p>6.66949</text:p>
              </table:table-cell>
              <table:table-cell office:value-type="float" office:value="1.67869">
                <text:p>1.6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8266">
                <text:p>6.68266</text:p>
              </table:table-cell>
              <table:table-cell office:value-type="float" office:value="1.73352">
                <text:p>1.73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9213">
                <text:p>6.69213</text:p>
              </table:table-cell>
              <table:table-cell office:value-type="float" office:value="1.59602">
                <text:p>1.5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7912">
                <text:p>6.67912</text:p>
              </table:table-cell>
              <table:table-cell office:value-type="float" office:value="1.63692">
                <text:p>1.63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3183">
                <text:p>6.63183</text:p>
              </table:table-cell>
              <table:table-cell office:value-type="float" office:value="1.65199">
                <text:p>1.65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361">
                <text:p>6.62361</text:p>
              </table:table-cell>
              <table:table-cell office:value-type="float" office:value="1.57952">
                <text:p>1.5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5517">
                <text:p>6.65517</text:p>
              </table:table-cell>
              <table:table-cell office:value-type="float" office:value="1.57282">
                <text:p>1.57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2944">
                <text:p>6.62944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056">
                <text:p>6.6056</text:p>
              </table:table-cell>
              <table:table-cell office:value-type="float" office:value="1.53206">
                <text:p>1.53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1463">
                <text:p>6.61463</text:p>
              </table:table-cell>
              <table:table-cell office:value-type="float" office:value="1.50785">
                <text:p>1.50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3345">
                <text:p>6.63345</text:p>
              </table:table-cell>
              <table:table-cell office:value-type="float" office:value="1.51353">
                <text:p>1.51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2607">
                <text:p>6.62607</text:p>
              </table:table-cell>
              <table:table-cell office:value-type="float" office:value="1.51222">
                <text:p>1.51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575">
                <text:p>6.62575</text:p>
              </table:table-cell>
              <table:table-cell office:value-type="float" office:value="1.52218">
                <text:p>1.52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2005">
                <text:p>6.62005</text:p>
              </table:table-cell>
              <table:table-cell office:value-type="float" office:value="1.49715">
                <text:p>1.4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126">
                <text:p>6.62126</text:p>
              </table:table-cell>
              <table:table-cell office:value-type="float" office:value="1.47197">
                <text:p>1.47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9801">
                <text:p>6.59801</text:p>
              </table:table-cell>
              <table:table-cell office:value-type="float" office:value="1.47855">
                <text:p>1.47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1688">
                <text:p>6.61688</text:p>
              </table:table-cell>
              <table:table-cell office:value-type="float" office:value="1.46415">
                <text:p>1.46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